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Hyperlink" style:data-style-name="N0">
      <style:text-properties fo:color="#467886" style:text-underline-style="solid" style:text-underline-type="single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1.4854166666667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nk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number-columns-spanned="2" table:number-rows-spanned="1" table:style-name="ce6">
            <text:p>CATEGORIES</text:p>
          </table:table-cell>
          <table:covered-table-cell/>
          <table:table-cell table:style-name="ce2"/>
          <table:table-cell table:number-columns-repeated="16381"/>
        </table:table-row>
        <table:table-row table:style-name="ro1">
          <table:table-cell office:value-type="string" table:style-name="ce3">
            <text:p>a/a</text:p>
          </table:table-cell>
          <table:table-cell office:value-type="string" table:style-name="ce5">
            <text:p>ATMOSPHERIC_PRECIPITATION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<text:a xlink:href="https://encrypted-tbn0.gstatic.com/images?q=tbn:ANd9GcTbR5WAkBwa-9uKGNchrE4Rc7K-PMH-gHWn4w&amp;usqp=CAU">https://encrypted-tbn0.gstatic.com/images?q=tbn:ANd9GcTbR5WAkBwa-9uKGNchrE4Rc7K-PMH-gHWn4w&amp;usqp=CAU</text:a>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4">
            <text:p><text:a xlink:href="https://i.natgeofe.com/n/330269cc-c5c2-428c-a8c1-34a4e73c45a9/AP23297685383196.jpg">https://i.natgeofe.com/n/330269cc-c5c2-428c-a8c1-34a4e73c45a9/AP23297685383196.jpg</text:a>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<text:a xlink:href="https://images.axios.com/PwGLmmP8vQzni2Fmu-f3tpvj1GE=/619x0:5568x3712/1440x1080/2024/02/02/1706838146535.jpg">https://images.axios.com/PwGLmmP8vQzni2Fmu-f3tpvj1GE=/619x0:5568x3712/1440x1080/2024/02/02/1706838146535.jpg</text:a>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4">
            <text:p><text:a xlink:href="https://media.sciencephoto.com/c0/58/36/39/c0583639-800px-wm.jpg">https://media.sciencephoto.com/c0/58/36/39/c0583639-800px-wm.jpg</text:a>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<text:a xlink:href="https://meteo.gr/UploadedFiles/articlePhotos/JAN21/Leandros_gr1.jpg">https://meteo.gr/UploadedFiles/articlePhotos/JAN21/Leandros_gr1.jpg</text:a>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4">
            <text:p><text:a xlink:href="https://modis.gsfc.nasa.gov/gallery/images/image01282022_main.jpg">https://modis.gsfc.nasa.gov/gallery/images/image01282022_main.jpg</text:a>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<text:a xlink:href="https://sociable.co/wp-content/uploads/2010/12/snow-covered-britain-december-2010.jpg">https://sociable.co/wp-content/uploads/2010/12/snow-covered-britain-december-2010.jpg</text:a>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<text:a xlink:href="https://www.esa.int/var/esa/storage/images/esa_multimedia/images/2020/12/mountains_of_snow/22397805-1-eng-GB/Mountains_of_snow_pillars.jpg">https://www.esa.int/var/esa/storage/images/esa_multimedia/images/2020/12/mountains_of_snow/22397805-1-eng-GB/Mountains_of_snow_pillars.jpg</text:a>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<text:a xlink:href="https://www.esa.int/var/esa/storage/images/esa_multimedia/images/2022/12/snowy_alps/24657170-1-eng-GB/Snowy_Alps_pillars.jpg">https://www.esa.int/var/esa/storage/images/esa_multimedia/images/2022/12/snowy_alps/24657170-1-eng-GB/Snowy_Alps_pillars.jpg</text:a>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4">
            <text:p><text:a xlink:href="https://zoom.earth/assets/images/storms/2048/2023/michaung.4.jpg">https://zoom.earth/assets/images/storms/2048/2023/michaung.4.jpg</text:a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/a</text:p>
          </table:table-cell>
          <table:table-cell office:value-type="string" table:style-name="ce5">
            <text:p>ΝΟΝ_ATMOSPHERIC_PRECIPITATION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<text:a xlink:href="https://africanews.space/wp-content/uploads/2019/12/1000x-1.jpg">https://africanews.space/wp-content/uploads/2019/12/1000x-1.jpg</text:a>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4">
            <text:p><text:a xlink:href="https://assets-global.website-files.com/6132ad9c8ae23a63f3f68cee/62f5190d537eef07b748dc57_HotDryEuroSummer22_Feat.JPG">https://assets-global.website-files.com/6132ad9c8ae23a63f3f68cee/62f5190d537eef07b748dc57_HotDryEuroSummer22_Feat.JPG</text:a>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<text:a xlink:href="https://encrypted-tbn0.gstatic.com/images?q=tbn:ANd9GcSw2EhjcD2Phvj76iETXEXCjB4QR5ouf_All1lQ_0ByI8Y6GOmbaV-OvFg9hH9XmqMSQ2I&amp;usqp=CAU">https://encrypted-tbn0.gstatic.com/images?q=tbn:ANd9GcSw2EhjcD2Phvj76iETXEXCjB4QR5ouf_All1lQ_0ByI8Y6GOmbaV-OvFg9hH9XmqMSQ2I&amp;usqp=CAU</text:a></text:p>
          </table:table-cell>
          <table:table-cell table:number-columns-repeated="16382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4">
            <text:p><text:a xlink:href="https://maps.latitude.to/satellite/8/236/147.jpg">https://maps.latitude.to/satellite/8/236/147.jpg</text:a></text:p>
          </table:table-cell>
          <table:table-cell table:number-columns-repeated="16382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<text:a xlink:href="https://s.yimg.com/ny/api/res/1.2/dMBt5.KQTQT1vqiywr4Hmg--/YXBwaWQ9aGlnaGxhbmRlcjt3PTY0MA--/https:/s.yimg.com/os/creatr-uploaded-images/2022-08/a4f75c70-1961-11ed-8ac5-44c20a7595ab">https://s.yimg.com/ny/api/res/1.2/dMBt5.KQTQT1vqiywr4Hmg--/YXBwaWQ9aGlnaGxhbmRlcjt3PTY0MA--/https://s.yimg.com/os/creatr-uploaded-images/2022-08/a4f75c70-1961-11ed-8ac5-44c20a7595ab</text:a></text:p>
          </table:table-cell>
          <table:table-cell table:number-columns-repeated="16382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4">
            <text:p><text:a xlink:href="https://www.cosmographics.co.uk/wp-content/uploads/2021/02/great-britain-image305.jpg">https://www.cosmographics.co.uk/wp-content/uploads/2021/02/great-britain-image305.jpg</text:a></text:p>
          </table:table-cell>
          <table:table-cell table:number-columns-repeated="16382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<text:a xlink:href="https://www.mapsland.com/maps/europe/large-detailed-satellite-image-of-europe.jpg">https://www.mapsland.com/maps/europe/large-detailed-satellite-image-of-europe.jpg</text:a></text:p>
          </table:table-cell>
          <table:table-cell table:number-columns-repeated="1638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<text:a xlink:href="https://www.shutterstock.com/image-illustration/closeup-united-states-america-border-260nw-2340179349.jpg">https://www.shutterstock.com/image-illustration/closeup-united-states-america-border-260nw-2340179349.jpg</text:a></text:p>
          </table:table-cell>
          <table:table-cell table:number-columns-repeated="1638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<text:a xlink:href="https://yceo.yale.edu/sites/default/files/images/lake.JPG">https://yceo.yale.edu/sites/default/files/images/lake.JPG</text:a></text:p>
          </table:table-cell>
          <table:table-cell table:number-columns-repeated="16382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4">
            <text:p><text:a xlink:href="https://yceo.yale.edu/sites/default/files/lake2.jpg">https://yceo.yale.edu/sites/default/files/lake2.jpg</text:a></text:p>
          </table:table-cell>
          <table:table-cell table:number-columns-repeated="16382"/>
        </table:table-row>
        <table:table-row table:number-rows-repeated="1048552" table:style-name="ro1">
          <table:table-cell table:number-columns-repeated="16384"/>
        </table:table-row>
      </table:table>
      <table:database-ranges>
        <table:database-range table:target-range-address="Links.A2:Links.B12" table:name="Πίνακας2" table:display-filter-buttons="true"/>
        <table:database-range table:target-range-address="Links.A14:Links.B24" table:name="Πίνακας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Christos Dimitroudis</meta:initial-creator>
    <dc:creator>Γ. Μπύρος MindLab Education</dc:creator>
    <meta:creation-date>2024-03-19T20:58:53Z</meta:creation-date>
    <dc:date>2024-03-26T13:00:15Z</dc:date>
  </office:meta>
</office:document-meta>
</file>